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5" style:family="table-column">
      <style:table-column-properties style:column-width="2.9493in"/>
    </style:style>
    <style:style style:name="TableColumn6" style:family="table-column">
      <style:table-column-properties style:column-width="2.9493in"/>
    </style:style>
    <style:style style:name="Table4" style:family="table">
      <style:table-properties style:width="5.8986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10" style:parent-style-name="Policepardéfaut" style:family="text">
      <style:text-properties style:text-position="super 63.6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21" style:parent-style-name="Policepardéfaut" style:family="text">
      <style:text-properties style:text-position="super 63.6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T27" style:parent-style-name="Policepardéfaut" style:family="text">
      <style:text-properties style:font-name="Wingdings" style:font-name-asian="Wingdings" style:font-name-complex="Wingdings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Policepardéfaut" style:family="text">
      <style:text-properties style:text-position="super 63.6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40" style:parent-style-name="Policepardéfaut" style:family="text">
      <style:text-properties style:text-position="super 63.6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Policepardéfaut" style:family="text">
      <style:text-properties style:text-position="super 63.6%"/>
    </style:style>
    <style:style style:name="P50" style:parent-style-name="Paragraphedeliste" style:list-style-name="LFO1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59" style:parent-style-name="Policepardéfaut" style:family="text">
      <style:text-properties style:text-position="super 63.6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69" style:parent-style-name="Policepardéfaut" style:family="text">
      <style:text-properties style:text-position="super 63.6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Policepardéfaut" style:family="text">
      <style:text-properties style:text-position="super 63.6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91" style:parent-style-name="Policepardéfaut" style:family="text">
      <style:text-properties style:text-position="super 63.6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99" style:family="table-column">
      <style:table-column-properties style:column-width="2.9493in"/>
    </style:style>
    <style:style style:name="TableColumn100" style:family="table-column">
      <style:table-column-properties style:column-width="2.9493in"/>
    </style:style>
    <style:style style:name="Table98" style:family="table">
      <style:table-properties style:width="5.8986in" fo:margin-left="0in" table:align="lef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P115" style:parent-style-name="Normal" style:family="paragraph">
      <style:paragraph-properties fo:margin-bottom="0in" fo:line-height="100%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paragraph-properties fo:margin-bottom="0in" fo:line-height="100%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P127" style:parent-style-name="Normal" style:family="paragraph">
      <style:paragraph-properties fo:margin-bottom="0in" fo:line-height="100%"/>
    </style:style>
    <style:style style:name="P128" style:parent-style-name="Normal" style:family="paragraph">
      <style:paragraph-properties fo:margin-bottom="0in" fo:line-height="100%"/>
    </style:style>
    <style:style style:name="P129" style:parent-style-name="Normal" style:family="paragraph">
      <style:paragraph-properties fo:margin-bottom="0in" fo:line-height="100%"/>
    </style:style>
    <style:style style:name="P130" style:parent-style-name="Normal" style:family="paragraph">
      <style:paragraph-properties fo:margin-bottom="0in" fo:line-height="100%"/>
    </style:style>
    <style:style style:name="P131" style:parent-style-name="Normal" style:family="paragraph">
      <style:paragraph-properties fo:margin-bottom="0in" fo:line-height="100%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P137" style:parent-style-name="Normal" style:family="paragraph">
      <style:paragraph-properties fo:margin-bottom="0in" fo:line-height="100%"/>
    </style:style>
    <style:style style:name="P138" style:parent-style-name="Normal" style:family="paragraph">
      <style:paragraph-properties fo:margin-bottom="0in" fo:line-height="100%"/>
    </style:style>
    <style:style style:name="P139" style:parent-style-name="Normal" style:family="paragraph">
      <style:paragraph-properties fo:margin-bottom="0in" fo:line-height="100%"/>
    </style:style>
    <style:style style:name="P140" style:parent-style-name="Normal" style:family="paragraph">
      <style:paragraph-properties fo:margin-bottom="0in" fo:line-height="100%"/>
    </style:style>
    <style:style style:name="P141" style:parent-style-name="Normal" style:family="paragraph">
      <style:paragraph-properties fo:margin-bottom="0in" fo:line-height="100%"/>
    </style:style>
    <style:style style:name="T142" style:parent-style-name="Policepardéfaut" style:family="text">
      <style:text-properties style:font-name="Wingdings" style:font-name-asian="Wingdings" style:font-name-complex="Wingdings"/>
    </style:style>
    <style:style style:name="P143" style:parent-style-name="Normal" style:family="paragraph">
      <style:paragraph-properties fo:margin-bottom="0in" fo:line-height="100%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P149" style:parent-style-name="Normal" style:family="paragraph">
      <style:paragraph-properties fo:margin-bottom="0in" fo:line-height="100%"/>
    </style:style>
    <style:style style:name="P150" style:parent-style-name="Normal" style:family="paragraph">
      <style:paragraph-properties fo:margin-bottom="0in" fo:line-height="100%"/>
    </style:style>
    <style:style style:name="P151" style:parent-style-name="Normal" style:family="paragraph">
      <style:paragraph-properties fo:margin-bottom="0in" fo:line-height="100%"/>
    </style:style>
    <style:style style:name="P152" style:parent-style-name="Normal" style:family="paragraph">
      <style:paragraph-properties fo:margin-bottom="0in" fo:line-height="100%"/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P159" style:parent-style-name="Normal" style:family="paragraph">
      <style:paragraph-properties fo:margin-bottom="0in" fo:line-height="100%"/>
    </style:style>
    <style:style style:name="P160" style:parent-style-name="Normal" style:family="paragraph">
      <style:paragraph-properties fo:margin-bottom="0in" fo:line-height="100%"/>
    </style:style>
    <style:style style:name="P161" style:parent-style-name="Normal" style:family="paragraph">
      <style:paragraph-properties fo:margin-bottom="0in" fo:line-height="100%"/>
    </style:style>
    <style:style style:name="P162" style:parent-style-name="Normal" style:family="paragraph">
      <style:paragraph-properties fo:margin-bottom="0in" fo:line-height="100%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P169" style:parent-style-name="Normal" style:family="paragraph">
      <style:paragraph-properties fo:margin-bottom="0in" fo:line-height="100%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P175" style:parent-style-name="Normal" style:family="paragraph">
      <style:paragraph-properties fo:margin-bottom="0in" fo:line-height="100%"/>
    </style:style>
    <style:style style:name="P176" style:parent-style-name="Normal" style:family="paragraph">
      <style:paragraph-properties fo:margin-bottom="0in" fo:line-height="100%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P182" style:parent-style-name="Normal" style:family="paragraph">
      <style:paragraph-properties fo:margin-bottom="0in" fo:line-height="100%"/>
    </style:style>
    <style:style style:name="P183" style:parent-style-name="Normal" style:family="paragraph">
      <style:paragraph-properties fo:margin-bottom="0in" fo:line-height="100%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P189" style:parent-style-name="Normal" style:family="paragraph">
      <style:paragraph-properties fo:margin-bottom="0in" fo:line-height="100%"/>
    </style:style>
    <style:style style:name="P190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91" style:parent-style-name="Paragraphedeliste" style:list-style-name="LFO2" style:family="paragraph"/>
    <style:style style:name="P192" style:parent-style-name="Paragraphedeliste" style:list-style-name="LFO2" style:family="paragraph"/>
    <style:style style:name="P193" style:parent-style-name="Paragraphedeliste" style:list-style-name="LFO2" style:family="paragraph"/>
    <style:style style:name="P194" style:parent-style-name="Paragraphedeliste" style:list-style-name="LFO2" style:family="paragraph"/>
  </office:automatic-styles>
  <office:body>
    <office:text text:use-soft-page-breaks="true">
      <text:p text:style-name="P1">Cahier des charges</text:p>
      <text:p text:style-name="P2"/>
      <text:p text:style-name="P3">Fonctionnement de l’application :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1<text:span text:style-name="T10">er</text:span><text:s/>écran : Connexion</text:p>
          </table:table-cell>
          <table:table-cell table:style-name="TableCell11">
            <text:p text:style-name="P12">Champ login</text:p>
            <text:p text:style-name="P13">Champ mot de passe</text:p>
            <text:p text:style-name="P14">Bouton pour se connecter</text:p>
            <text:p text:style-name="P15">Bouton pour mot de passe oublié</text:p>
            <text:p text:style-name="P16">Bouton pour l’inscription</text:p>
            <text:p text:style-name="P17">Check box pour<text:s/>se souvenir du compte</text:p>
          </table:table-cell>
        </table:table-row>
        <table:table-row table:style-name="TableRow18">
          <table:table-cell table:style-name="TableCell19">
            <text:p text:style-name="P20">1<text:span text:style-name="T21">er</text:span><text:s/>écran bis : Mot de passe oublié</text:p>
          </table:table-cell>
          <table:table-cell table:style-name="TableCell22">
            <text:p text:style-name="P23">Champ mail</text:p>
            <text:p text:style-name="P24">Bouton de confirmation</text:p>
            <text:p text:style-name="P25">Bouton annuler</text:p>
            <text:p text:style-name="P26"><text:span text:style-name="T27"></text:span>Renvoi un écran de confirmation -ou pas-</text:p>
          </table:table-cell>
        </table:table-row>
        <table:table-row table:style-name="TableRow28">
          <table:table-cell table:style-name="TableCell29">
            <text:p text:style-name="P30">2<text:span text:style-name="T31">ème</text:span><text:s/>écran : Création de compte</text:p>
          </table:table-cell>
          <table:table-cell table:style-name="TableCell32">
            <text:p text:style-name="P33">Champ login</text:p>
            <text:p text:style-name="P34">Champ mot de passe + confirmation</text:p>
            <text:p text:style-name="P35">Champ adresse e-mail +<text:s/>confirmation</text:p>
            <text:p text:style-name="P36">Bouton valider</text:p>
          </table:table-cell>
        </table:table-row>
        <table:table-row table:style-name="TableRow37">
          <table:table-cell table:style-name="TableCell38">
            <text:p text:style-name="P39">3<text:span text:style-name="T40">ème</text:span><text:s/>écran : Liste des parties en cours (Lobby)</text:p>
          </table:table-cell>
          <table:table-cell table:style-name="TableCell41">
            <text:p text:style-name="P42">Menu (Quitter, statistiques)</text:p>
            <text:p text:style-name="P43">Liste des parties en cours (Nom ; Côte du MJ ; Mot de passe (oui ou non) ; Langue de la partie)</text:p>
            <text:p text:style-name="P44">Bouton rejoindre</text:p>
            <text:p text:style-name="P45">Bouton créer une partie</text:p>
          </table:table-cell>
        </table:table-row>
        <table:table-row table:style-name="TableRow46">
          <table:table-cell table:style-name="TableCell47">
            <text:p text:style-name="P48">4<text:span text:style-name="T49">ème</text:span><text:s/>écran :<text:s/>Création d’une partie</text:p>
            <text:list text:style-name="LFO1" text:continue-numbering="true">
              <text:list-item>
                <text:p text:style-name="P50">Le créateur est le MJ</text:p>
              </text:list-item>
            </text:list>
          </table:table-cell>
          <table:table-cell table:style-name="TableCell51">
            <text:p text:style-name="P52">Champ nom de la partie</text:p>
            <text:p text:style-name="P53">Champ nombre de joueurs</text:p>
            <text:p text:style-name="P54">Champ mot de passe (optionnel)</text:p>
            <text:p text:style-name="P55">Bouton valider</text:p>
          </table:table-cell>
        </table:table-row>
        <table:table-row table:style-name="TableRow56">
          <table:table-cell table:style-name="TableCell57">
            <text:p text:style-name="P58">5<text:span text:style-name="T59">ème</text:span><text:s/>écran : Rejoindre une partie</text:p>
          </table:table-cell>
          <table:table-cell table:style-name="TableCell60">
            <text:p text:style-name="P61">Liste des personnages à jouer</text:p>
            <text:p text:style-name="P62">Liste des joueurs</text:p>
            <text:p text:style-name="P63">Détail du personnage (Apparait<text:s/>lorsqu’un personnage est sélectionné)</text:p>
            <text:p text:style-name="P64">Bouton valider (grisé avant la sélection du personnage)</text:p>
            <text:p text:style-name="P65">Chat</text:p>
          </table:table-cell>
        </table:table-row>
        <table:table-row table:style-name="TableRow66">
          <table:table-cell table:style-name="TableCell67">
            <text:p text:style-name="P68">6<text:span text:style-name="T69">ème</text:span><text:s/>écran : Jeu pour le joueur</text:p>
          </table:table-cell>
          <table:table-cell table:style-name="TableCell70">
            <text:p text:style-name="P71">Chat<text:s/></text:p>
            <text:p text:style-name="P72">Résumé</text:p>
            <text:p text:style-name="P73">Table de jeu</text:p>
            <text:p text:style-name="P74">Décor</text:p>
            <text:p text:style-name="P75">Joueurs</text:p>
            <text:p text:style-name="P76">Menu (Options, quitter)</text:p>
          </table:table-cell>
        </table:table-row>
        <table:table-row table:style-name="TableRow77">
          <table:table-cell table:style-name="TableCell78">
            <text:p text:style-name="P79">7<text:span text:style-name="T80">ème</text:span><text:s/>écran : Jeu pour le MJ</text:p>
          </table:table-cell>
          <table:table-cell table:style-name="TableCell81">
            <text:p text:style-name="P82">Même interface que joueur +</text:p>
            <text:p text:style-name="P83">Actions supplémentaire dans menu :</text:p>
            <text:p text:style-name="P84">Combat</text:p>
            <text:p text:style-name="P85">PNJ</text:p>
            <text:p text:style-name="P86">Montrer objet</text:p>
            <text:soft-page-break/>
            <text:p text:style-name="P87">Décor</text:p>
          </table:table-cell>
        </table:table-row>
        <text:soft-page-break/>
        <table:table-row table:style-name="TableRow88">
          <table:table-cell table:style-name="TableCell89">
            <text:p text:style-name="P90">8<text:span text:style-name="T91">ème</text:span><text:s/>écran : Actions supplémentaires du MJ</text:p>
          </table:table-cell>
          <table:table-cell table:style-name="TableCell92">
            <text:p text:style-name="P93">Affichage liste des (monstres, PNJ, Objets, Décors)</text:p>
            <text:p text:style-name="P94">Affichage bulle info au survol</text:p>
            <text:p text:style-name="P95">Bouton permettant de les ajouter / retirer (Limite de un pour tous sauf Combat)</text:p>
            <text:p text:style-name="P96">Bouton confirmer</text:p>
          </table:table-cell>
        </table:table-row>
      </table:table>
      <text:p text:style-name="Normal"/>
      <text:p text:style-name="Normal"/>
      <text:p text:style-name="Normal"/>
      <text:p text:style-name="P97">Base de données :<text:s/></text:p>
      <table:table table:style-name="Table98">
        <table:table-columns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Table Utilisateur</text:p>
          </table:table-cell>
          <table:table-cell table:style-name="TableCell104">
            <text:p text:style-name="P105">Id</text:p>
            <text:p text:style-name="P106">Pseudo</text:p>
            <text:p text:style-name="P107">Statistiques</text:p>
          </table:table-cell>
        </table:table-row>
        <table:table-row table:style-name="TableRow108">
          <table:table-cell table:style-name="TableCell109">
            <text:p text:style-name="P110">Table Item</text:p>
          </table:table-cell>
          <table:table-cell table:style-name="TableCell111">
            <text:p text:style-name="P112">Id</text:p>
            <text:p text:style-name="P113">Condition (Classe du personnage, son niveau, (statistiques)…)</text:p>
            <text:p text:style-name="P114">Type (Arme, consommable, équipement)</text:p>
            <text:p text:style-name="P115">Emplacement (Cou, cape...)</text:p>
            <text:p text:style-name="P116">Nom</text:p>
            <text:p text:style-name="P117">Caractéristiques<text:s/></text:p>
            <text:p text:style-name="P118">Rareté</text:p>
            <text:p text:style-name="P119">Prix de vente</text:p>
            <text:p text:style-name="P120">Description</text:p>
            <text:p text:style-name="P121">IdSprite</text:p>
          </table:table-cell>
        </table:table-row>
        <table:table-row table:style-name="TableRow122">
          <table:table-cell table:style-name="TableCell123">
            <text:p text:style-name="P124">Table Classe</text:p>
          </table:table-cell>
          <table:table-cell table:style-name="TableCell125">
            <text:p text:style-name="P126">Id</text:p>
            <text:p text:style-name="P127">Nom du rôle</text:p>
            <text:p text:style-name="P128">Attributs (Dommage, vie...)</text:p>
            <text:p text:style-name="P129">Compétences</text:p>
            <text:p text:style-name="P130">Description</text:p>
            <text:p text:style-name="P131">IdSprite</text:p>
          </table:table-cell>
        </table:table-row>
        <table:table-row table:style-name="TableRow132">
          <table:table-cell table:style-name="TableCell133">
            <text:p text:style-name="P134">Table Compétence</text:p>
          </table:table-cell>
          <table:table-cell table:style-name="TableCell135">
            <text:p text:style-name="P136">Id</text:p>
            <text:p text:style-name="P137">Nom</text:p>
            <text:p text:style-name="P138">Description</text:p>
            <text:p text:style-name="P139">Cible (Allié, ennemis...)</text:p>
            <text:p text:style-name="P140">CodeEffet (aa:2, aat:2,2)</text:p>
            <text:p text:style-name="P141"><text:span text:style-name="T142"></text:span><text:s/>Voir la bibliothèque</text:p>
            <text:p text:style-name="P143">IdSprite</text:p>
          </table:table-cell>
        </table:table-row>
        <table:table-row table:style-name="TableRow144">
          <table:table-cell table:style-name="TableCell145">
            <text:p text:style-name="P146">Table Monstre</text:p>
          </table:table-cell>
          <table:table-cell table:style-name="TableCell147">
            <text:p text:style-name="P148">Id</text:p>
            <text:p text:style-name="P149">Nom</text:p>
            <text:p text:style-name="P150">Description</text:p>
            <text:p text:style-name="P151">Attributs</text:p>
            <text:p text:style-name="P152">IdSprite</text:p>
            <text:p text:style-name="P153">Compétence</text:p>
          </table:table-cell>
        </table:table-row>
        <table:table-row table:style-name="TableRow154">
          <table:table-cell table:style-name="TableCell155">
            <text:p text:style-name="P156">Table PNJ</text:p>
          </table:table-cell>
          <table:table-cell table:style-name="TableCell157">
            <text:p text:style-name="P158">Id</text:p>
            <text:soft-page-break/>
            <text:p text:style-name="P159">Nom</text:p>
            <text:p text:style-name="P160">Description</text:p>
            <text:p text:style-name="P161">IdSprite</text:p>
            <text:p text:style-name="P162">Action (Parler, vendre...)</text:p>
          </table:table-cell>
        </table:table-row>
        <table:table-row table:style-name="TableRow163">
          <table:table-cell table:style-name="TableCell164">
            <text:p text:style-name="P165">Table Décor</text:p>
          </table:table-cell>
          <table:table-cell table:style-name="TableCell166">
            <text:p text:style-name="P167">Id</text:p>
            <text:p text:style-name="P168">Nom</text:p>
            <text:p text:style-name="P169">IdSprite</text:p>
          </table:table-cell>
        </table:table-row>
        <table:table-row table:style-name="TableRow170">
          <table:table-cell table:style-name="TableCell171">
            <text:p text:style-name="P172">Table Dé</text:p>
          </table:table-cell>
          <table:table-cell table:style-name="TableCell173">
            <text:p text:style-name="P174">Id</text:p>
            <text:p text:style-name="P175">Valeur</text:p>
            <text:p text:style-name="P176">IdSprite</text:p>
          </table:table-cell>
        </table:table-row>
        <table:table-row table:style-name="TableRow177">
          <table:table-cell table:style-name="TableCell178">
            <text:p text:style-name="P179">Table ObjetAffichable</text:p>
          </table:table-cell>
          <table:table-cell table:style-name="TableCell180">
            <text:p text:style-name="P181">Id</text:p>
            <text:p text:style-name="P182">Nom</text:p>
            <text:p text:style-name="P183">IdSprite</text:p>
          </table:table-cell>
        </table:table-row>
        <table:table-row table:style-name="TableRow184">
          <table:table-cell table:style-name="TableCell185">
            <text:p text:style-name="P186">Table Table, BulleDialogue, Interface</text:p>
          </table:table-cell>
          <table:table-cell table:style-name="TableCell187">
            <text:p text:style-name="P188">Id</text:p>
            <text:p text:style-name="P189">IdSprite</text:p>
          </table:table-cell>
        </table:table-row>
      </table:table>
      <text:p text:style-name="Normal"/>
      <text:p text:style-name="P190">Serveur :</text:p>
      <text:p text:style-name="Normal">Tâches principales :</text:p>
      <text:list text:style-name="LFO2" text:continue-numbering="true">
        <text:list-item>
          <text:p text:style-name="P191">Image mémoire de la base de données à charger dans la RAM du serveur</text:p>
        </text:list-item>
        <text:list-item>
          <text:p text:style-name="P192">Gérer les threads (clients)</text:p>
        </text:list-item>
        <text:list-item>
          <text:p text:style-name="P193">Utilise des verrous</text:p>
        </text:list-item>
        <text:list-item>
          <text:p text:style-name="P194">Découper les paquets qu'envoie le serveur en fonction de leur taill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ＭＳ 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ＭＳ 明朝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3784in" fo:margin-left="1.1812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han</meta:initial-creator>
    <dc:creator>Jehan</dc:creator>
    <meta:creation-date>2015-10-19T21:00:00Z</meta:creation-date>
    <dc:date>2015-10-19T21:00:00Z</dc:date>
    <meta:print-date>2015-10-19T20:09:00Z</meta:print-date>
    <meta:template xlink:href="Normal.dotm" xlink:type="simple"/>
    <meta:editing-cycles>2</meta:editing-cycles>
    <meta:editing-duration>PT0S</meta:editing-duration>
    <meta:document-statistic meta:page-count="3" meta:paragraph-count="4" meta:word-count="382" meta:character-count="2481" meta:row-count="17" meta:non-whitespace-character-count="2103"/>
  </office:meta>
</office:document-meta>
</file>